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1898" officeooo:paragraph-rsid="00191898"/>
    </style:style>
    <style:style style:name="P2" style:family="paragraph" style:parent-style-name="Standard">
      <style:paragraph-properties fo:text-align="center" style:justify-single-word="false"/>
      <style:text-properties officeooo:rsid="00191898" officeooo:paragraph-rsid="00191898"/>
    </style:style>
    <style:style style:name="P3" style:family="paragraph" style:parent-style-name="Standard">
      <style:text-properties officeooo:rsid="00191898" officeooo:paragraph-rsid="001b0f08"/>
    </style:style>
    <style:style style:name="P4" style:family="paragraph" style:parent-style-name="Standard">
      <style:text-properties officeooo:rsid="00191898" officeooo:paragraph-rsid="00233d71"/>
    </style:style>
    <style:style style:name="P5" style:family="paragraph" style:parent-style-name="Standard">
      <style:text-properties officeooo:rsid="001944ec" officeooo:paragraph-rsid="001b0f08"/>
    </style:style>
    <style:style style:name="P6" style:family="paragraph" style:parent-style-name="Standard">
      <style:text-properties officeooo:rsid="001944ec" officeooo:paragraph-rsid="00228105"/>
    </style:style>
    <style:style style:name="P7" style:family="paragraph" style:parent-style-name="Standard">
      <style:text-properties officeooo:rsid="001b0f08" officeooo:paragraph-rsid="001b0f08"/>
    </style:style>
    <style:style style:name="P8" style:family="paragraph" style:parent-style-name="Standard">
      <style:text-properties officeooo:rsid="001d4f50" officeooo:paragraph-rsid="001d4f50"/>
    </style:style>
    <style:style style:name="P9" style:family="paragraph" style:parent-style-name="Standard">
      <style:text-properties officeooo:rsid="001d4f50" officeooo:paragraph-rsid="001b0f08"/>
    </style:style>
    <style:style style:name="P10" style:family="paragraph" style:parent-style-name="Standard">
      <style:text-properties officeooo:rsid="001d4f50" officeooo:paragraph-rsid="00213485"/>
    </style:style>
    <style:style style:name="P11" style:family="paragraph" style:parent-style-name="Standard">
      <style:text-properties officeooo:rsid="00213485" officeooo:paragraph-rsid="00213485"/>
    </style:style>
    <style:style style:name="P12" style:family="paragraph" style:parent-style-name="Standard">
      <style:text-properties officeooo:rsid="00221e50" officeooo:paragraph-rsid="001d4f50"/>
    </style:style>
    <style:style style:name="P13" style:family="paragraph" style:parent-style-name="Standard">
      <style:text-properties officeooo:rsid="00221e50" officeooo:paragraph-rsid="00221e50"/>
    </style:style>
    <style:style style:name="P14" style:family="paragraph" style:parent-style-name="Standard">
      <style:text-properties officeooo:rsid="00221e50" officeooo:paragraph-rsid="001b0f08"/>
    </style:style>
    <style:style style:name="P15" style:family="paragraph" style:parent-style-name="Standard">
      <style:text-properties officeooo:rsid="00221e50" officeooo:paragraph-rsid="00233d71"/>
    </style:style>
    <style:style style:name="P16" style:family="paragraph" style:parent-style-name="Standard">
      <style:text-properties officeooo:rsid="00221e50" officeooo:paragraph-rsid="00236fb2"/>
    </style:style>
    <style:style style:name="P17" style:family="paragraph" style:parent-style-name="Standard">
      <style:text-properties officeooo:rsid="00228105" officeooo:paragraph-rsid="00228105"/>
    </style:style>
    <style:style style:name="P18" style:family="paragraph" style:parent-style-name="Standard">
      <style:text-properties officeooo:rsid="00233d71" officeooo:paragraph-rsid="00233d71"/>
    </style:style>
    <style:style style:name="P19" style:family="paragraph" style:parent-style-name="Standard">
      <style:text-properties officeooo:rsid="00236fb2" officeooo:paragraph-rsid="00236fb2"/>
    </style:style>
    <style:style style:name="T1" style:family="text">
      <style:text-properties officeooo:rsid="001944ec"/>
    </style:style>
    <style:style style:name="T2" style:family="text">
      <style:text-properties style:text-line-through-style="solid" style:text-line-through-type="single" officeooo:rsid="00233d71"/>
    </style:style>
    <style:style style:name="T3" style:family="text">
      <style:text-properties officeooo:rsid="00213485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999999" style:text-line-through-style="solid" style:text-line-through-type="single"/>
    </style:style>
    <style:style style:name="T6" style:family="text">
      <style:text-properties fo:color="#999999" style:text-line-through-style="solid" style:text-line-through-type="single" officeooo:rsid="00213485"/>
    </style:style>
    <style:style style:name="T7" style:family="text">
      <style:text-properties fo:color="#999999" style:text-line-through-style="solid" style:text-line-through-type="single" style:text-position="0% 100%" officeooo:rsid="00213485"/>
    </style:style>
    <style:style style:name="T8" style:family="text">
      <style:text-properties fo:color="#999999" style:text-line-through-style="solid" style:text-line-through-type="single" officeooo:rsid="00233d71"/>
    </style:style>
    <style:style style:name="T9" style:family="text">
      <style:text-properties fo:color="#999999" style:text-line-through-style="none" style:text-line-through-type="none" officeooo:rsid="00233d71"/>
    </style:style>
    <style:style style:name="T10" style:family="text">
      <style:text-properties fo:font-weight="bold" officeooo:rsid="00213485" style:font-weight-asian="bold" style:font-weight-complex="bold"/>
    </style:style>
    <style:style style:name="T11" style:family="text">
      <style:text-properties officeooo:rsid="00228105"/>
    </style:style>
    <style:style style:name="T12" style:family="text">
      <style:text-properties officeooo:rsid="00233d71"/>
    </style:style>
    <style:style style:name="T13" style:family="text">
      <style:text-properties fo:color="#ff3333" style:text-line-through-style="solid" style:text-line-through-type="single"/>
    </style:style>
    <style:style style:name="T14" style:family="text">
      <style:text-properties fo:color="#ff3333" style:text-line-through-style="solid" style:text-line-through-type="single" officeooo:rsid="00213485"/>
    </style:style>
    <style:style style:name="T15" style:family="text">
      <style:text-properties fo:color="#6666ff"/>
    </style:style>
    <style:style style:name="T16" style:family="text">
      <style:text-properties fo:color="#6666ff" officeooo:rsid="00213485"/>
    </style:style>
    <style:style style:name="T17" style:family="text">
      <style:text-properties officeooo:rsid="00236fb2"/>
    </style:style>
    <style:style style:name="T18" style:family="text">
      <style:text-properties officeooo:rsid="00255d46"/>
    </style:style>
    <style:style style:name="T19" style:family="text">
      <style:text-properties officeooo:rsid="0026ae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quivalence Paths</text:p>
      <text:p text:style-name="P2">by Sven Nilsen, 2018</text:p>
      <text:p text:style-name="P1"/>
      <text:p text:style-name="P17">Assuming semantics of constrained functions, an equivalence path is an “auto-constraint” operator:</text:p>
      <text:p text:style-name="P1"/>
      <text:p text:style-name="P4"><text:tab/><text:span text:style-name="T11">~ := \(f : A → B) → (A → B) = f{\(a : A) = |[f] f(a)| == 1}</text:span></text:p>
      <text:p text:style-name="P3"/>
      <text:p text:style-name="P5">Th<text:span text:style-name="T12">is</text:span> unary operator <text:span text:style-name="T19">`~`</text:span> is called “universal equivalence path”.</text:p>
      <text:p text:style-name="P5"/>
      <text:p text:style-name="P18">All structure preserving functions have themselves as equivalence paths:</text:p>
      <text:p text:style-name="P18"/>
      <text:p text:style-name="P18"><text:tab/>~f &lt;=&gt; f<text:tab/><text:tab/>if `f` is structure perserving (`f` got an inverse)</text:p>
      <text:p text:style-name="P5"/>
      <text:p text:style-name="P19">Similarly, applying `~` twice has no effect:</text:p>
      <text:p text:style-name="P19"/>
      <text:p text:style-name="P19"><text:tab/>~~f &lt;=&gt; ~(~f) &lt;=&gt; ~<text:span text:style-name="T18">f</text:span></text:p>
      <text:p text:style-name="P5"/>
      <text:p text:style-name="P7">There is a short version for accessing the two functions using `~` as a binary operator:</text:p>
      <text:p text:style-name="P5"/>
      <text:p text:style-name="P6"><text:tab/>∀<text:span text:style-name="T11">~f<text:tab/>&lt;=&gt;<text:tab/>f ~ 0<text:tab/>&lt;=&gt;<text:tab/>\(a : A) = |[f] f(a)| == 1</text:span></text:p>
      <text:p text:style-name="P6"><text:tab/>∃<text:span text:style-name="T11">~f<text:tab/>&lt;=&gt;<text:tab/>f ~ 1<text:tab/>&lt;=&gt;<text:tab/>\(b : B) = |[f] b| == 1</text:span></text:p>
      <text:p text:style-name="P14"/>
      <text:p text:style-name="P13">When a function `f` is constrained to `f ~ 0`, its existential path is `f ~ 1`: </text:p>
      <text:p text:style-name="P13"/>
      <text:p text:style-name="P15"><text:tab/>∃f{f ~ 0} &lt;=&gt; <text:span text:style-name="T1">∃~f &lt;=&gt;</text:span> f ~ 1</text:p>
      <text:p text:style-name="P13"/>
      <text:p text:style-name="P13">If one knows `f ~ 1`, then one can construct `f ~ 0` by composing `f` with `f ~ 1`:</text:p>
      <text:p text:style-name="P13"/>
      <text:p text:style-name="P15"><text:tab/>f ~ 1 · f &lt;=&gt; <text:span text:style-name="T1">∀~f &lt;=&gt; </text:span>f ~ 0</text:p>
      <text:p text:style-name="P9"/>
      <text:p text:style-name="P13">One can think of `~f` as crossing out all input-output pairs that intersect.</text:p>
      <text:p text:style-name="P11">Using constrained functions, it is <text:span text:style-name="T12">possible</text:span> to fine-tune any desired equivalence path:</text:p>
      <text:p text:style-name="P8"/>
      <text:p text:style-name="P10"><text:tab/><text:span text:style-name="T10">~f<text:tab/><text:tab/><text:tab/>~f{(¬= 3)}<text:tab/><text:tab/>~f{(¬= 2)}<text:tab/><text:tab/>~f{(¬= 2) ∧ (¬= 5)}</text:span></text:p>
      <text:p text:style-name="P10"><text:tab/>0 → a <text:tab/><text:tab/><text:tab/>0 → a<text:tab/><text:tab/><text:tab/>0 → a<text:tab/><text:tab/><text:tab/>0 → a</text:p>
      <text:p text:style-name="P10"><text:tab/>1 → b <text:tab/><text:tab/><text:tab/>1 → b<text:tab/><text:tab/><text:tab/>1 → b<text:tab/><text:tab/><text:tab/>1 → b</text:p>
      <text:p text:style-name="P10"><text:tab/><text:span text:style-name="T5">2 → c</text:span> <text:tab/><text:tab/><text:tab/><text:span text:style-name="T15">2 → c</text:span><text:tab/><text:tab/><text:tab/><text:span text:style-name="T13">2 → c</text:span><text:span text:style-name="T4"><text:tab/><text:tab/><text:tab/></text:span><text:span text:style-name="T13">2 → c</text:span></text:p>
      <text:p text:style-name="P10"><text:tab/><text:span text:style-name="T5">3 → c</text:span><text:tab/><text:tab/><text:tab/><text:span text:style-name="T13">3 → c</text:span><text:tab/><text:tab/><text:tab/><text:span text:style-name="T15">3 → c</text:span><text:tab/><text:tab/><text:tab/><text:span text:style-name="T15">3 → c</text:span></text:p>
      <text:p text:style-name="P10"><text:tab/><text:span text:style-name="T6">4 → d</text:span><text:span text:style-name="T3"><text:tab/><text:tab/><text:tab/></text:span><text:span text:style-name="T6">4 → d</text:span><text:span text:style-name="T3"><text:tab/><text:tab/><text:tab/></text:span><text:span text:style-name="T6">4 → d</text:span><text:span text:style-name="T3"><text:tab/><text:tab/><text:tab/></text:span><text:span text:style-name="T16">4 → d</text:span></text:p>
      <text:p text:style-name="P10"><text:tab/><text:span text:style-name="T6">5 → d</text:span><text:span text:style-name="T3"><text:tab/><text:tab/><text:tab/></text:span><text:span text:style-name="T6">5 → d</text:span><text:span text:style-name="T3"><text:tab/><text:tab/><text:tab/></text:span><text:span text:style-name="T7">5 → d</text:span><text:span text:style-name="T3"><text:tab/><text:tab/><text:tab/></text:span><text:span text:style-name="T14">5 → d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9:53:59.905895000</meta:creation-date>
    <dc:date>2018-10-24T13:53:36.489886000</dc:date>
    <meta:editing-duration>PT50M1S</meta:editing-duration>
    <meta:editing-cycles>1</meta:editing-cycles>
    <meta:document-statistic meta:table-count="0" meta:image-count="0" meta:object-count="0" meta:page-count="1" meta:paragraph-count="25" meta:word-count="288" meta:character-count="1245" meta:non-whitespace-character-count="923"/>
    <meta:generator>LibreOffice/5.1.2.2$MacOSX_X86_64 LibreOffice_project/d3bf12ecb743fc0d20e0be0c58ca359301eb705f</meta:generator>
  </office:meta>
</office:document-meta>
</file>